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5ce" draw:textarea-horizontal-align="justify" draw:textarea-vertical-align="middle" draw:auto-grow-height="false" fo:min-height="5.25cm" fo:min-width="7.75cm"/>
    </style:style>
    <style:style style:name="gr2" style:family="graphic" style:parent-style-name="standard">
      <style:graphic-properties draw:fill-color="#0852f9" draw:textarea-horizontal-align="justify" draw:textarea-vertical-align="middle" draw:auto-grow-height="false" fo:min-height="3.45cm" fo:min-width="5.5cm"/>
    </style:style>
    <style:style style:name="gr3" style:family="graphic" style:parent-style-name="standard">
      <style:graphic-properties svg:stroke-color="#000000" draw:fill-color="#f6f9d4" draw:textarea-horizontal-align="justify" draw:textarea-vertical-align="middle" draw:auto-grow-height="false" fo:min-height="10.482cm" fo:min-width="15.285cm"/>
    </style:style>
    <style:style style:name="gr4" style:family="graphic" style:parent-style-name="standard">
      <style:graphic-properties draw:fill-color="#dedce6" draw:textarea-horizontal-align="justify" draw:textarea-vertical-align="middle" draw:auto-grow-height="false" fo:min-height="4.75cm" fo:min-width="14cm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4.25cm" fo:min-width="9.5cm"/>
    </style:style>
    <style:style style:name="gr6" style:family="graphic" style:parent-style-name="standard">
      <style:graphic-properties draw:fill-color="#5eb91e" draw:textarea-horizontal-align="justify" draw:textarea-vertical-align="middle" draw:auto-grow-height="false" fo:min-height="1.156cm" fo:min-width="3.75cm"/>
    </style:style>
    <style:style style:name="gr7" style:family="graphic" style:parent-style-name="standard">
      <style:graphic-properties draw:fill-color="#5eb91e" draw:textarea-horizontal-align="justify" draw:textarea-vertical-align="middle" draw:auto-grow-height="false" fo:min-height="1.1cm" fo:min-width="4.1cm"/>
    </style:style>
    <style:style style:name="gr8" style:family="graphic" style:parent-style-name="standard">
      <style:graphic-properties draw:fill-color="#5eb91e" draw:textarea-horizontal-align="justify" draw:textarea-vertical-align="middle" draw:auto-grow-height="false" fo:min-height="1.1cm" fo:min-width="4.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7cm" fo:min-width="0cm"/>
      <style:paragraph-properties style:writing-mode="lr-tb"/>
    </style:style>
    <style:style style:name="gr11" style:family="graphic" style:parent-style-name="standard">
      <style:graphic-properties draw:fill-color="#ff6d6d" draw:textarea-horizontal-align="justify" draw:textarea-vertical-align="middle" draw:auto-grow-height="false" fo:min-height="4.25cm" fo:min-width="5.75cm"/>
    </style:style>
    <style:style style:name="gr12" style:family="graphic" style:parent-style-name="standard">
      <style:graphic-properties draw:fill-color="#ff860d" draw:textarea-horizontal-align="justify" draw:textarea-vertical-align="middle" draw:auto-grow-height="false" fo:min-height="3.25cm" fo:min-width="4.55cm"/>
    </style:style>
    <style:style style:name="gr13" style:family="graphic" style:parent-style-name="standard">
      <style:graphic-properties svg:stroke-color="#d4ea6b" draw:fill-color="#5eb91e" draw:textarea-horizontal-align="justify" draw:textarea-vertical-align="middle" draw:auto-grow-height="false" fo:min-height="3.339cm" fo:min-width="0.2cm"/>
    </style:style>
    <style:style style:name="gr14" style:family="graphic" style:parent-style-name="standard">
      <style:graphic-properties svg:stroke-color="#000000" draw:fill-color="#ff8000" draw:textarea-horizontal-align="justify" draw:textarea-vertical-align="middle" draw:auto-grow-height="false" fo:min-height="0.626cm" fo:min-width="0.702cm"/>
    </style:style>
    <style:style style:name="gr15" style:family="graphic" style:parent-style-name="standard">
      <style:graphic-properties svg:stroke-color="#000000" draw:fill-color="#ff6d6d" draw:textarea-horizontal-align="justify" draw:textarea-vertical-align="middle" draw:auto-grow-height="false" fo:min-height="0.5cm" fo:min-width="3.875cm"/>
    </style:style>
    <style:style style:name="gr16" style:family="graphic" style:parent-style-name="standard">
      <style:graphic-properties svg:stroke-color="#000000" draw:fill-color="#0852f9" draw:textarea-horizontal-align="justify" draw:textarea-vertical-align="middle" draw:auto-grow-height="false" fo:min-height="0.126cm" fo:min-width="3.876cm"/>
    </style:style>
    <style:style style:name="P1" style:family="paragraph">
      <loext:graphic-properties draw:fill-color="#fff5ce"/>
      <style:paragraph-properties fo:text-align="center"/>
    </style:style>
    <style:style style:name="P2" style:family="paragraph">
      <loext:graphic-properties draw:fill-color="#0852f9"/>
      <style:paragraph-properties fo:text-align="center"/>
    </style:style>
    <style:style style:name="P3" style:family="paragraph">
      <loext:graphic-properties draw:fill-color="#f6f9d4"/>
      <style:paragraph-properties fo:text-align="center"/>
    </style:style>
    <style:style style:name="P4" style:family="paragraph">
      <loext:graphic-properties draw:fill-color="#dedce6"/>
      <style:paragraph-properties fo:text-align="center"/>
    </style:style>
    <style:style style:name="P5" style:family="paragraph">
      <loext:graphic-properties draw:fill-color="#d4ea6b"/>
      <style:paragraph-properties fo:text-align="center"/>
    </style:style>
    <style:style style:name="P6" style:family="paragraph">
      <loext:graphic-properties draw:fill-color="#5eb91e"/>
      <style:paragraph-properties fo:text-align="center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text-properties fo:color="#ffffff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color="#ffffff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ff6d6d"/>
      <style:paragraph-properties fo:text-align="center"/>
    </style:style>
    <style:style style:name="P16" style:family="paragraph">
      <loext:graphic-properties draw:fill-color="#ff860d"/>
      <style:paragraph-properties fo:text-align="center"/>
    </style:style>
    <style:style style:name="P17" style:family="paragraph">
      <loext:graphic-properties draw:fill-color="#ff8000"/>
      <style:paragraph-properties fo:text-align="center"/>
    </style:style>
    <style:style style:name="P18" style:family="paragraph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text-align="center"/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text-properties fo:color="#ff0000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21" style:family="paragraph">
      <style:text-properties fo:color="#3465a4" loext:opacity="100%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text-properties fo:color="#3465a4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3465a4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5cm" svg:height="5.5cm" svg:x="20.2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.7cm" svg:x="21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785cm" svg:height="10.732cm" svg:x="1.215cm" svg:y="2.2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5cm" svg:height="5cm" svg:x="1.75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cm" svg:height="4.5cm" svg:x="1.75cm" svg:y="8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25cm" svg:height="1.406cm" svg:x="1.906cm" svg:y="9.0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cm" svg:height="1.35cm" svg:x="6.95cm" svg:y="9.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25cm" svg:height="1.406cm" svg:x="1.906cm" svg:y="10.5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5cm" svg:height="1.35cm" svg:x="6.95cm" svg:y="10.6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8.169cm" svg:height="1.038cm" svg:x="20.351cm" svg:y="2.4cm">
          <draw:text-box>
            <text:p text:style-name="P7"><text:span text:style-name="T1">MCU (carte contrôleur)</text:span></text:p>
          </draw:text-box>
        </draw:frame>
        <draw:frame draw:style-name="gr9" draw:text-style-name="P8" draw:layer="layout" svg:width="12.597cm" svg:height="1.038cm" svg:x="1.852cm" svg:y="2.3cm">
          <draw:text-box>
            <text:p text:style-name="P7"><text:span text:style-name="T1">SBC (par exemple, un Raspberry Pi)</text:span></text:p>
          </draw:text-box>
        </draw:frame>
        <draw:frame draw:style-name="gr9" draw:text-style-name="P10" draw:layer="layout" svg:width="10.268cm" svg:height="0.645cm" svg:x="1.652cm" svg:y="12cm">
          <draw:text-box>
            <text:p text:style-name="P9"><text:span text:style-name="T2">Souvent installés sur le SBC, peuvent fonctionner ailleurs </text:span></text:p>
          </draw:text-box>
        </draw:frame>
        <draw:frame draw:style-name="gr10" draw:text-style-name="P12" draw:layer="layout" svg:width="6.75cm" svg:height="2.927cm" svg:x="20.85cm" svg:y="3.75cm">
          <draw:text-box>
            <text:p text:style-name="P11"><text:span text:style-name="T3">Firmware KLIPPER</text:span></text:p>
            <text:p text:style-name="P11"><text:span text:style-name="T4"/></text:p>
            <text:p text:style-name="P11"><text:span text:style-name="T4">- </text:span><text:span text:style-name="T5">code très optimisé</text:span></text:p>
          </draw:text-box>
        </draw:frame>
        <draw:frame draw:style-name="gr9" draw:text-style-name="P14" draw:layer="layout" svg:width="4.994cm" svg:height="1.2cm" svg:x="6.756cm" svg:y="9.182cm">
          <draw:text-box>
            <text:p text:style-name="P13"><text:span text:style-name="T6">KLIPPERSCREEN</text:span></text:p>
            <text:p text:style-name="P13"><text:span text:style-name="T5">- écran interface utilisateur</text:span></text:p>
          </draw:text-box>
        </draw:frame>
        <draw:frame draw:style-name="gr9" draw:text-style-name="P14" draw:layer="layout" svg:width="3.017cm" svg:height="1.2cm" svg:x="2.066cm" svg:y="9.194cm">
          <draw:text-box>
            <text:p text:style-name="P13"><text:span text:style-name="T6">MAINSAIL</text:span></text:p>
            <text:p text:style-name="P13"><text:span text:style-name="T5">- interface Web</text:span></text:p>
          </draw:text-box>
        </draw:frame>
        <draw:frame draw:style-name="gr9" draw:text-style-name="P14" draw:layer="layout" svg:width="3.106cm" svg:height="1.361cm" svg:x="2.057cm" svg:y="10.582cm">
          <draw:text-box>
            <text:p text:style-name="P13"><text:span text:style-name="T6">FLUIDD</text:span></text:p>
            <text:p text:style-name="P13"><text:span text:style-name="T6">- </text:span><text:span text:style-name="T5">interface Web</text:span></text:p>
          </draw:text-box>
        </draw:frame>
        <draw:frame draw:style-name="gr9" draw:text-style-name="P14" draw:layer="layout" svg:width="4.701cm" svg:height="1.2cm" svg:x="6.757cm" svg:y="10.582cm">
          <draw:text-box>
            <text:p text:style-name="P13"><text:span text:style-name="T6">AUTRE <text:s/>CHOSE</text:span></text:p>
            <text:p text:style-name="P13"><text:span text:style-name="T5">- à vous de le développer</text:span></text:p>
          </draw:text-box>
        </draw:frame>
        <draw:custom-shape draw:style-name="gr11" draw:text-style-name="P15" draw:layer="layout" svg:width="6.25cm" svg:height="4.5cm" svg:x="9.75cm" svg:y="3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25cm" svg:height="4.5cm" svg:x="9.75cm" svg:y="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5.05cm" svg:height="3.5cm" svg:x="3.25cm" svg:y="4.5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5.133cm" svg:height="2.699cm" svg:x="3.31cm" svg:y="4.55cm">
          <draw:text-box>
            <text:p text:style-name="P13"><text:span text:style-name="T3">MOONRAKER</text:span></text:p>
            <text:p text:style-name="P13"><text:span text:style-name="T6"/></text:p>
            <text:p text:style-name="P13"><text:span text:style-name="T5">- «API»</text:span></text:p>
            <text:p text:style-name="P13"><text:span text:style-name="T5">- tout communique avec lui</text:span></text:p>
            <text:p text:style-name="P13"><text:span text:style-name="T5">- agit en tant que passerelle</text:span></text:p>
          </draw:text-box>
        </draw:frame>
        <draw:frame draw:style-name="gr9" draw:text-style-name="P14" draw:layer="layout" svg:width="5.544cm" svg:height="3.648cm" svg:x="9.706cm" svg:y="3.5cm">
          <draw:text-box>
            <text:p text:style-name="P13"><text:span text:style-name="T3">«Hôte» KLIPPER</text:span></text:p>
            <text:p text:style-name="P13"><text:span text:style-name="T6">aka klippy</text:span></text:p>
            <text:p text:style-name="P13"><text:span text:style-name="T6"/></text:p>
            <text:p text:style-name="P13"><text:span text:style-name="T5">- interprète <text:s/>le Gcode</text:span></text:p>
            <text:p text:style-name="P13"><text:span text:style-name="T5">- gère les entrées</text:span></text:p>
            <text:p text:style-name="P13"><text:span text:style-name="T5">- effectue les planifications</text:span></text:p>
            <text:p text:style-name="P13"><text:span text:style-name="T5">- …</text:span></text:p>
          </draw:text-box>
        </draw:frame>
        <draw:custom-shape draw:style-name="gr13" draw:text-style-name="P6" draw:layer="layout" svg:width="1.399cm" svg:height="4.1cm" svg:x="5.851cm" svg:y="7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7" draw:layer="layout" svg:width="1.5cm" svg:height="1.75cm" svg:x="8.25cm" svg:y="5.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5" draw:layer="layout" svg:width="5cm" svg:height="1.5cm" svg:x="16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5cm" svg:height="0.75cm" svg:x="16cm" svg:y="6.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0" draw:layer="layout" svg:width="4.49cm" svg:height="1.517cm" svg:x="16.25cm" svg:y="4.75cm">
          <draw:text-box>
            <text:p text:style-name="P18"><text:span text:style-name="T7">IMPRESSION</text:span></text:p>
            <text:p text:style-name="P19"><text:span text:style-name="T8">(instructions)</text:span></text:p>
          </draw:text-box>
        </draw:frame>
        <draw:frame draw:style-name="gr9" draw:text-style-name="P22" draw:layer="layout" svg:width="5.218cm" svg:height="0.725cm" svg:x="16.5cm" svg:y="7.2cm">
          <draw:text-box>
            <text:p text:style-name="P21"><text:span text:style-name="T9">Données (senseurs, …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1T16:12:57.418000000</meta:creation-date>
    <dc:date>2023-08-21T17:26:11.469000000</dc:date>
    <meta:editing-duration>PT1H13M11S</meta:editing-duration>
    <meta:editing-cycles>8</meta:editing-cycles>
    <meta:generator>LibreOffice/7.5.5.2$Windows_X86_64 LibreOffice_project/ca8fe7424262805f223b9a2334bc7181abbcbf5e</meta:generator>
    <meta:document-statistic meta:object-count="28"/>
  </office:meta>
</office:document-meta>
</file>